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4236in" fo:margin-left="0.1868in" table:align="left"/>
    </style:style>
    <style:style style:name="TABLE.A" style:family="table-column">
      <style:table-column-properties style:column-width="0.8125in"/>
    </style:style>
    <style:style style:name="TABLE.B" style:family="table-column">
      <style:table-column-properties style:column-width="0.7542in"/>
    </style:style>
    <style:style style:name="TABLE.C" style:family="table-column">
      <style:table-column-properties style:column-width="0.7458in"/>
    </style:style>
    <style:style style:name="TABLE.E" style:family="table-column">
      <style:table-column-properties style:column-width="0.7792in"/>
    </style:style>
    <style:style style:name="TABLE.F" style:family="table-column">
      <style:table-column-properties style:column-width="0.9694in"/>
    </style:style>
    <style:style style:name="TABLE.G" style:family="table-column">
      <style:table-column-properties style:column-width="0.9368in"/>
    </style:style>
    <style:style style:name="TABLE.H" style:family="table-column">
      <style:table-column-properties style:column-width="0.6132in"/>
    </style:style>
    <style:style style:name="TABLE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2" style:family="paragraph" style:parent-style-name="Standard">
      <style:text-properties officeooo:rsid="0008791d" officeooo:paragraph-rsid="0008791d"/>
    </style:style>
    <style:style style:name="P3" style:family="paragraph" style:parent-style-name="Table_20_Contents">
      <style:text-properties style:font-name="Helvetica" fo:font-size="8pt" fo:font-weight="bold" officeooo:rsid="00829da0" officeooo:paragraph-rsid="00829da0" style:font-size-asian="8pt" style:font-weight-asian="bold" style:font-size-complex="8pt" style:font-weight-complex="bold"/>
    </style:style>
    <style:style style:name="P4" style:family="paragraph" style:parent-style-name="Table_20_Contents">
      <style:text-properties officeooo:rsid="0008791d" officeooo:paragraph-rsid="00636e01"/>
    </style:style>
    <style:style style:name="P5" style:family="paragraph" style:parent-style-name="Table_20_Contents">
      <style:text-properties fo:color="#3399ff" style:font-name="Helvetica" fo:font-size="8pt" fo:font-weight="bold" officeooo:rsid="00829da0" officeooo:paragraph-rsid="00829da0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000000" style:font-name="Helvetica" fo:font-size="8pt" fo:font-weight="bold" officeooo:rsid="00829da0" officeooo:paragraph-rsid="00829da0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Helvetica" fo:font-size="8pt" fo:font-style="normal" fo:font-weight="bold" officeooo:rsid="00829da0" officeooo:paragraph-rsid="00829da0" style:font-size-asian="8pt" style:font-style-asian="normal" style:font-weight-asian="bold" style:font-size-complex="8pt" style:font-style-complex="normal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P16" style:family="paragraph">
      <style:text-properties fo:color="#ffffff" style:font-name="Helvetica" fo:font-size="8pt" style:font-size-asian="8pt" style:font-size-complex="8pt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ffffff" style:font-name="Helvetic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52in" style:run-through="foreground"/>
    </style:style>
    <style:style style:name="gr4" style:family="graphic">
      <style:graphic-properties draw:stroke="none" svg:stroke-color="#000000" draw:fill="none" draw:fill-color="#ffffff" fo:min-height="0.2398in" style:run-through="foreground"/>
    </style:style>
    <style:style style:name="gr5" style:family="graphic">
      <style:graphic-properties draw:stroke="none" svg:stroke-color="#000000" draw:fill="none" draw:fill-color="#ffffff" fo:min-height="0.1673in" style:run-through="foreground"/>
    </style:style>
    <style:style style:name="gr6" style:family="graphic">
      <style:graphic-properties draw:stroke="none" svg:stroke-color="#000000" draw:fill="none" draw:fill-color="#ffffff" fo:min-height="0.2516in" style:run-through="foreground"/>
    </style:style>
    <style:style style:name="gr7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71in" style:run-through="foreground"/>
    </style:style>
    <style:style style:name="gr9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57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A"/>
        <table:table-column table:style-name="TABLE.E"/>
        <table:table-column table:style-name="TABLE.F"/>
        <table:table-column table:style-name="TABLE.G"/>
        <table:table-column table:style-name="TABLE.H"/>
        <table:table-row>
          <table:table-cell table:style-name="TABLE.A1" office:value-type="string">
            <text:p text:style-name="P5">[DEPTH]</text:p>
          </table:table-cell>
          <table:table-cell table:style-name="TABLE.A1" office:value-type="string">
            <text:p text:style-name="P6">[INC]</text:p>
          </table:table-cell>
          <table:table-cell table:style-name="TABLE.A1" office:value-type="string">
            <text:p text:style-name="P3">[AZI]</text:p>
          </table:table-cell>
          <table:table-cell table:style-name="TABLE.A1" office:value-type="string">
            <text:p text:style-name="P3">[TVD]</text:p>
          </table:table-cell>
          <table:table-cell table:style-name="TABLE.A1" office:value-type="string">
            <text:p text:style-name="P3">[VSECT]</text:p>
          </table:table-cell>
          <table:table-cell table:style-name="TABLE.A1" office:value-type="string">
            <text:p text:style-name="P3">[NS]</text:p>
          </table:table-cell>
          <table:table-cell table:style-name="TABLE.A1" office:value-type="string">
            <text:p text:style-name="P7">[EW]</text:p>
          </table:table-cell>
          <table:table-cell table:style-name="TABLE.A1" office:value-type="string">
            <text:p text:style-name="P7">[DLS]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P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P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P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P6" style:family="paragraph">
      <style:paragraph-properties fo:text-align="end"/>
    </style:style>
    <style:style style:name="MP7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P8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MP9" style:family="paragraph">
      <style:text-properties fo:color="#ffffff" style:font-name="Helvetica" fo:font-size="8pt" style:font-size-asian="8pt" style:font-size-complex="8pt"/>
    </style:style>
    <style:style style:name="M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T6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MT7" style:family="text">
      <style:text-properties fo:color="#ffffff" style:font-name="Helvetica" fo:font-size="8pt" style:font-size-asian="8pt" style:font-size-complex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Mgr3" style:family="graphic">
      <style:graphic-properties draw:stroke="none" svg:stroke-color="#000000" draw:fill="none" draw:fill-color="#ffffff" fo:min-height="0.252in" style:run-through="foreground"/>
    </style:style>
    <style:style style:name="Mgr4" style:family="graphic">
      <style:graphic-properties draw:stroke="none" svg:stroke-color="#000000" draw:fill="none" draw:fill-color="#ffffff" fo:min-height="0.2398in" style:run-through="foreground"/>
    </style:style>
    <style:style style:name="Mgr5" style:family="graphic">
      <style:graphic-properties draw:stroke="none" svg:stroke-color="#000000" draw:fill="none" draw:fill-color="#ffffff" fo:min-height="0.1673in" style:run-through="foreground"/>
    </style:style>
    <style:style style:name="Mgr6" style:family="graphic">
      <style:graphic-properties draw:stroke="none" svg:stroke-color="#000000" draw:fill="none" draw:fill-color="#ffffff" fo:min-height="0.2516in" style:run-through="foreground"/>
    </style:style>
    <style:style style:name="Mgr7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Mgr8" style:family="graphic">
      <style:graphic-properties draw:stroke="none" svg:stroke-color="#000000" draw:fill="none" draw:fill-color="#ffffff" fo:min-height="0.1571in" style:run-through="foreground"/>
    </style:style>
    <style:style style:name="Mgr9" style:family="graphic">
      <style:graphic-properties draw:stroke="none" svg:stroke-color="#000000" draw:fill="none" draw:fill-color="#ffffff" fo:min-height="0.157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0.2in" style:shadow="none" fo:background-color="#000000" style:dynamic-spacing="false">
          <style:background-image/>
        </style:header-footer-properties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draw:z-index="0" draw:style-name="Mgr1"><draw:rect draw:style-name="Mgr2" draw:text-style-name="MP1" svg:width="6.8898in" svg:height="0.9634in" svg:x="-0.0283in" svg:y="-0.0264in"><text:p/></draw:rect><draw:frame draw:style-name="Mgr3" draw:text-style-name="MP2" svg:width="2.7886in" svg:height="0.2524in" svg:x="0.2071in" svg:y="0.0972in"><draw:text-box><text:p><text:span text:style-name="MT1">SURVEY</text:span></text:p></draw:text-box></draw:frame><draw:frame draw:style-name="Mgr4" draw:text-style-name="MP3" svg:width="4.6386in" svg:height="0.2398in" svg:x="0.2071in" svg:y="0.3953in"><draw:text-box><text:p><text:span text:style-name="MT2">[JOB_NAME]</text:span></text:p></draw:text-box></draw:frame><draw:frame draw:style-name="Mgr5" draw:text-style-name="MP4" svg:width="1.4657in" svg:height="0.1677in" svg:x="1.3642in" svg:y="0.6346in"><draw:text-box><text:p><text:span text:style-name="MT3">[RIG]</text:span></text:p></draw:text-box></draw:frame><draw:frame draw:style-name="Mgr5" draw:text-style-name="MP5" svg:width="1.4657in" svg:height="0.1677in" svg:x="0.1996in" svg:y="0.6654in"><draw:text-box><text:p><text:span text:style-name="MT4">[JOB_NUMBER]</text:span></text:p></draw:text-box></draw:frame><draw:frame draw:style-name="Mgr6" draw:text-style-name="MP7" svg:width="2.315in" svg:height="0.2516in" svg:x="4.4209in" svg:y="0.6173in"><draw:text-box><text:p text:style-name="MP6"><text:span text:style-name="MT5">[CLIENT]</text:span></text:p></draw:text-box></draw:frame></draw:g><draw:g text:anchor-type="paragraph" draw:z-index="1" draw:style-name="Mgr1"><draw:rect draw:style-name="Mgr7" draw:text-style-name="MP1" svg:width="6.8697in" svg:height="0.3343in" svg:x="-0.0181in" svg:y="0.9398in"><text:p/></draw:rect><draw:frame draw:style-name="Mgr8" draw:text-style-name="MP8" svg:width="0.5531in" svg:height="0.1571in" svg:x="0.1783in" svg:y="1.0453in"><draw:text-box><text:p><text:span text:style-name="MT6">M.Depth</text:span></text:p></draw:text-box></draw:frame><draw:frame draw:style-name="Mgr8" draw:text-style-name="MP8" svg:width="0.7232in" svg:height="0.1571in" svg:x="1.0102in" svg:y="1.0453in"><draw:text-box><text:p><text:span text:style-name="MT6">Inc</text:span></text:p></draw:text-box></draw:frame><draw:frame draw:style-name="Mgr8" draw:text-style-name="MP8" svg:width="0.6303in" svg:height="0.1571in" svg:x="1.7421in" svg:y="1.0453in"><draw:text-box><text:p><text:span text:style-name="MT6">Azi</text:span></text:p></draw:text-box></draw:frame><draw:frame draw:style-name="Mgr8" draw:text-style-name="MP8" svg:width="0.7543in" svg:height="0.1571in" svg:x="2.5165in" svg:y="1.0453in"><draw:text-box><text:p><text:span text:style-name="MT6">TVD</text:span></text:p></draw:text-box></draw:frame><draw:frame draw:style-name="Mgr8" draw:text-style-name="MP8" svg:width="0.7016in" svg:height="0.1571in" svg:x="3.3091in" svg:y="1.0453in"><draw:text-box><text:p><text:span text:style-name="MT6">V Sect</text:span></text:p></draw:text-box></draw:frame><draw:frame draw:style-name="Mgr8" draw:text-style-name="MP8" svg:width="0.8717in" svg:height="0.1571in" svg:x="4.0862in" svg:y="1.0453in"><draw:text-box><text:p><text:span text:style-name="MT6">+N/S-</text:span></text:p></draw:text-box></draw:frame></draw:g><draw:frame text:anchor-type="paragraph" draw:z-index="4" draw:style-name="Mgr9" draw:text-style-name="MP8" svg:width="0.8717in" svg:height="0.1571in" svg:x="5.0484in" svg:y="1.0453in"><draw:text-box><text:p><text:span text:style-name="MT6">+E/W-</text:span></text:p></draw:text-box></draw:frame><draw:frame text:anchor-type="paragraph" draw:z-index="5" draw:style-name="Mgr9" draw:text-style-name="MP8" svg:width="0.5685in" svg:height="0.1571in" svg:x="5.9799in" svg:y="1.0453in"><draw:text-box><text:p><text:span text:style-name="MT6">DLS</text:span></text:p></draw:text-box></draw:frame></text:p>
      </style:header>
      <style:footer>
        <text:p text:style-name="Footer"><draw:rect text:anchor-type="paragraph" draw:z-index="2" draw:style-name="Mgr10" draw:text-style-name="MP1" svg:width="6.9071in" svg:height="0.378in" svg:x="-0.0299in" svg:y="-0.148in"><text:p/></draw:rect><draw:frame text:anchor-type="paragraph" draw:z-index="3" draw:style-name="Mgr11" draw:text-style-name="MP9" svg:width="1.3858in" svg:height="0.1496in" svg:x="5.7354in" svg:y="-0.0299in"><draw:text-box><text:p><text:span text:style-name="MT7">elephant-cloud.com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3-28T15:50:22.209646000</dc:date>
    <meta:editing-duration>P6DT19H42M10S</meta:editing-duration>
    <meta:editing-cycles>122</meta:editing-cycles>
    <meta:generator>LibreOffice/4.1.3.2$MacOSX_x86 LibreOffice_project/70feb7d99726f064edab4605a8ab840c50ec57a</meta:generator>
    <meta:document-statistic meta:table-count="1" meta:image-count="0" meta:object-count="0" meta:page-count="1" meta:paragraph-count="8" meta:word-count="8" meta:character-count="42" meta:non-whitespace-character-count="42"/>
  </office:meta>
</office:document-meta>
</file>